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68cm"/>
    </style:style>
    <style:style style:name="co2" style:family="table-column">
      <style:table-column-properties fo:break-before="auto" style:column-width="2.492cm"/>
    </style:style>
    <style:style style:name="co3" style:family="table-column">
      <style:table-column-properties fo:break-before="auto" style:column-width="3.138cm"/>
    </style:style>
    <style:style style:name="co4" style:family="table-column">
      <style:table-column-properties fo:break-before="auto" style:column-width="2.244cm"/>
    </style:style>
    <style:style style:name="co5" style:family="table-column">
      <style:table-column-properties fo:break-before="auto" style:column-width="3.43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2.782cm"/>
    </style:style>
    <style:style style:name="co9" style:family="table-column">
      <style:table-column-properties fo:break-before="auto" style:column-width="3.4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 style:data-style-name="N4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number-columns-repeated="6" table:default-cell-style-name="ce4"/>
        <table:table-column table:style-name="co7" table:default-cell-style-name="ce4"/>
        <table:table-column table:style-name="co6" table:default-cell-style-name="ce4"/>
        <table:table-column table:style-name="co8" table:default-cell-style-name="ce4"/>
        <table:table-column table:style-name="co6" table:default-cell-style-name="Default"/>
        <table:table-column table:style-name="co6" table:default-cell-style-name="ce15"/>
        <table:table-column table:style-name="co3" table:default-cell-style-name="ce19"/>
        <table:table-column table:style-name="co3" table:default-cell-style-name="ce4"/>
        <table:table-column table:style-name="co9" table:number-columns-repeated="10" table:default-cell-style-name="ce4"/>
        <table:table-column table:style-name="co9" table:number-columns-repeated="8" table:default-cell-style-name="ce21"/>
        <table:table-column table:style-name="co9" table:default-cell-style-name="ce1"/>
        <table:table-row table:style-name="ro1">
          <table:table-cell table:style-name="ce6" office:value-type="string" calcext:value-type="string" table:number-columns-spanned="1" table:number-rows-spanned="7">
            <text:p>Élève</text:p>
          </table:table-cell>
          <table:table-cell table:style-name="ce10" office:value-type="string" calcext:value-type="string" table:number-columns-spanned="15" table:number-rows-spanned="1">
            <text:p>Trimestre 2</text:p>
          </table:table-cell>
          <table:covered-table-cell table:number-columns-repeated="13" table:style-name="ce6"/>
          <table:covered-table-cell table:style-name="ce10"/>
          <table:table-cell table:style-name="ce29" office:value-type="string" calcext:value-type="string" table:number-columns-spanned="21" table:number-rows-spanned="1">
            <text:p>Trimestre 3</text:p>
          </table:table-cell>
          <table:covered-table-cell table:number-columns-repeated="11" table:style-name="ce6"/>
          <table:covered-table-cell table:number-columns-repeated="8" table:style-name="ce16"/>
          <table:covered-table-cell table:style-name="ce6"/>
        </table:table-row>
        <table:table-row table:style-name="ro1">
          <table:covered-table-cell table:style-name="ce6"/>
          <table:table-cell table:style-name="ce6" office:value-type="string" calcext:value-type="string" table:number-columns-spanned="1" table:number-rows-spanned="5">
            <text:p>Moyenne</text:p>
          </table:table-cell>
          <table:table-cell table:style-name="ce6" office:value-type="string" calcext:value-type="string" table:number-columns-spanned="2" table:number-rows-spanned="1">
            <text:p>Évaluations Cours</text:p>
          </table:table-cell>
          <table:covered-table-cell table:style-name="ce6"/>
          <table:table-cell table:style-name="ce6" office:value-type="string" calcext:value-type="string" table:number-columns-spanned="10" table:number-rows-spanned="1">
            <text:p>Contrôles</text:p>
          </table:table-cell>
          <table:covered-table-cell table:number-columns-repeated="9" table:style-name="ce6"/>
          <table:table-cell table:style-name="ce1" office:value-type="string" calcext:value-type="string">
            <text:p>DM</text:p>
          </table:table-cell>
          <table:table-cell table:style-name="ce7" office:value-type="string" calcext:value-type="string">
            <text:p>Activités</text:p>
          </table:table-cell>
          <table:table-cell table:style-name="ce29" office:value-type="string" calcext:value-type="string">
            <text:p>Participation</text:p>
          </table:table-cell>
          <table:table-cell table:style-name="ce6" office:value-type="string" calcext:value-type="string" table:number-columns-spanned="4" table:number-rows-spanned="1">
            <text:p>Évaluations Cours</text:p>
          </table:table-cell>
          <table:covered-table-cell table:number-columns-repeated="3" table:style-name="ce6"/>
          <table:table-cell table:style-name="ce6" office:value-type="string" calcext:value-type="string" table:number-columns-spanned="14" table:number-rows-spanned="1">
            <text:p>Contrôle</text:p>
          </table:table-cell>
          <table:covered-table-cell table:number-columns-repeated="6" table:style-name="ce6"/>
          <table:covered-table-cell table:number-columns-repeated="7" table:style-name="ce16"/>
          <table:table-cell table:style-name="ce16"/>
          <table:table-cell office:value-type="string" calcext:value-type="string">
            <text:p>Problème</text:p>
          </table:table-cell>
        </table:table-row>
        <table:table-row table:style-name="ro1">
          <table:covered-table-cell table:number-columns-repeated="2" table:style-name="ce6"/>
          <table:table-cell table:style-name="ce11" office:value-type="date" office:date-value="2024-02-05" calcext:value-type="date" table:number-columns-spanned="2" table:number-rows-spanned="1">
            <text:p>05/02/24</text:p>
          </table:table-cell>
          <table:covered-table-cell table:style-name="ce6"/>
          <table:table-cell table:style-name="ce11" office:value-type="date" office:date-value="2024-01-25" calcext:value-type="date" table:number-columns-spanned="2" table:number-rows-spanned="1">
            <text:p>25/01/24</text:p>
          </table:table-cell>
          <table:covered-table-cell table:style-name="ce5"/>
          <table:table-cell table:style-name="ce11" office:value-type="date" office:date-value="2024-03-04" calcext:value-type="date" table:number-columns-spanned="8" table:number-rows-spanned="1">
            <text:p>04/03/24</text:p>
          </table:table-cell>
          <table:covered-table-cell table:number-columns-repeated="7" table:style-name="ce5"/>
          <table:table-cell table:style-name="ce1"/>
          <table:table-cell table:style-name="ce13" office:value-type="date" office:date-value="2024-02-02" calcext:value-type="date" table:number-columns-spanned="1" table:number-rows-spanned="2">
            <text:p>02/02/24</text:p>
          </table:table-cell>
          <table:table-cell table:style-name="ce17" office:value-type="string" calcext:value-type="string">
            <text:p>Trimestre</text:p>
          </table:table-cell>
          <table:table-cell table:style-name="ce2" office:value-type="date" office:date-value="2024-03-18" calcext:value-type="date">
            <text:p>18/03/24</text:p>
          </table:table-cell>
          <table:table-cell table:style-name="ce2" office:value-type="string" calcext:value-type="string">
            <text:p>25/03 /2024</text:p>
          </table:table-cell>
          <table:table-cell table:style-name="ce2" office:value-type="date" office:date-value="2024-04-29" calcext:value-type="date">
            <text:p>29/04/24</text:p>
          </table:table-cell>
          <table:table-cell table:style-name="ce2" office:value-type="date" office:date-value="2024-05-06" calcext:value-type="date">
            <text:p>06/05/24</text:p>
          </table:table-cell>
          <table:table-cell table:style-name="ce11" office:value-type="date" office:date-value="2024-04-26" calcext:value-type="date" table:number-columns-spanned="8" table:number-rows-spanned="1">
            <text:p>26/04/24</text:p>
          </table:table-cell>
          <table:covered-table-cell table:number-columns-repeated="6" table:style-name="ce5"/>
          <table:covered-table-cell table:style-name="ce16"/>
          <table:table-cell table:style-name="ce11" office:value-type="date" office:date-value="2024-05-27" calcext:value-type="date" table:number-columns-spanned="6" table:number-rows-spanned="1">
            <text:p>27/05/24</text:p>
          </table:table-cell>
          <table:covered-table-cell table:number-columns-repeated="5" table:style-name="ce16"/>
          <table:table-cell table:style-name="ce16"/>
          <table:table-cell table:style-name="ce2" office:value-type="date" office:date-value="2024-03-25" calcext:value-type="date">
            <text:p>25/03/24</text:p>
          </table:table-cell>
        </table:table-row>
        <table:table-row table:style-name="ro1">
          <table:covered-table-cell table:number-columns-repeated="2" table:style-name="ce6"/>
          <table:table-cell table:style-name="ce2" office:value-type="string" calcext:value-type="string">
            <text:p>Note / 10</text:p>
          </table:table-cell>
          <table:table-cell table:style-name="ce3" office:value-type="string" calcext:value-type="string" table:number-columns-spanned="1" table:number-rows-spanned="3">
            <text:p>Compté</text:p>
          </table:table-cell>
          <table:table-cell table:style-name="ce1" office:value-type="string" calcext:value-type="string">
            <text:p>Note / 20</text:p>
          </table:table-cell>
          <table:table-cell table:style-name="ce1" office:value-type="string" calcext:value-type="string">
            <text:p>Harmonisé</text:p>
          </table:table-cell>
          <table:table-cell table:style-name="ce8" office:value-type="string" calcext:value-type="string" table:number-columns-spanned="8" table:number-rows-spanned="1">
            <text:p>Noté / 20</text:p>
          </table:table-cell>
          <table:covered-table-cell table:number-columns-repeated="7" table:style-name="ce6"/>
          <table:table-cell table:style-name="ce1"/>
          <table:covered-table-cell table:style-name="ce10"/>
          <table:table-cell table:style-name="ce29" office:value-type="string" calcext:value-type="string">
            <text:p>Noté / 20</text:p>
          </table:table-cell>
          <table:table-cell table:number-columns-repeated="2" table:style-name="ce1" office:value-type="string" calcext:value-type="string">
            <text:p>Noté / 10</text:p>
          </table:table-cell>
          <table:table-cell table:number-columns-repeated="2" table:style-name="ce1" office:value-type="string" calcext:value-type="string">
            <text:p>Noté/10</text:p>
          </table:table-cell>
          <table:table-cell table:style-name="ce8" office:value-type="string" calcext:value-type="string" table:number-columns-spanned="8" table:number-rows-spanned="1">
            <text:p>Noté/20</text:p>
          </table:table-cell>
          <table:covered-table-cell table:number-columns-repeated="6" table:style-name="ce6"/>
          <table:covered-table-cell table:style-name="ce16"/>
          <table:table-cell table:style-name="ce16" office:value-type="string" calcext:value-type="string" table:number-columns-spanned="6" table:number-rows-spanned="1">
            <text:p>Noté/20</text:p>
          </table:table-cell>
          <table:covered-table-cell table:number-columns-repeated="5" table:style-name="ce16"/>
          <table:table-cell table:style-name="ce16"/>
          <table:table-cell table:style-name="ce6" office:value-type="string" calcext:value-type="string" table:number-columns-spanned="1" table:number-rows-spanned="4">
            <text:p>Noté : Bonus Points</text:p>
          </table:table-cell>
        </table:table-row>
        <table:table-row table:style-name="ro1">
          <table:covered-table-cell table:number-columns-repeated="2" table:style-name="ce6"/>
          <table:table-cell table:style-name="ce16" office:value-type="float" office:value="1" calcext:value-type="float" table:number-columns-spanned="1" table:number-rows-spanned="2">
            <text:p>1,00</text:p>
          </table:table-cell>
          <table:covered-table-cell table:style-name="ce6"/>
          <table:table-cell table:style-name="ce16" office:value-type="float" office:value="1.5" calcext:value-type="float" table:number-columns-spanned="2" table:number-rows-spanned="2">
            <text:p>1,50</text:p>
          </table:table-cell>
          <table:covered-table-cell table:style-name="ce16"/>
          <table:table-cell table:style-name="ce16" office:value-type="float" office:value="1.5" calcext:value-type="float" table:number-columns-spanned="8" table:number-rows-spanned="1">
            <text:p>1,50</text:p>
          </table:table-cell>
          <table:covered-table-cell table:number-columns-repeated="7" table:style-name="ce16"/>
          <table:table-cell table:style-name="ce1"/>
          <table:table-cell table:style-name="ce7"/>
          <table:table-cell table:style-name="ce29" office:value-type="float" office:value="1" calcext:value-type="float" table:number-columns-spanned="1" table:number-rows-spanned="3">
            <text:p>1</text:p>
          </table:table-cell>
          <table:table-cell table:style-name="ce3" office:value-type="float" office:value="0.5" calcext:value-type="float" table:number-columns-spanned="1" table:number-rows-spanned="3">
            <text:p>0,5</text:p>
          </table:table-cell>
          <table:table-cell table:style-name="ce3" office:value-type="float" office:value="0.5" calcext:value-type="float" table:number-columns-spanned="1" table:number-rows-spanned="3">
            <text:p>0,5</text:p>
          </table:table-cell>
          <table:table-cell table:style-name="ce3" office:value-type="string" calcext:value-type="string" table:number-columns-spanned="1" table:number-rows-spanned="3">
            <text:p>Bonus</text:p>
          </table:table-cell>
          <table:table-cell table:style-name="ce3" office:value-type="float" office:value="0.5" calcext:value-type="float" table:number-columns-spanned="1" table:number-rows-spanned="3">
            <text:p>0,5</text:p>
          </table:table-cell>
          <table:table-cell table:style-name="ce8" office:value-type="float" office:value="2" calcext:value-type="float" table:number-columns-spanned="8" table:number-rows-spanned="1">
            <text:p>2</text:p>
          </table:table-cell>
          <table:covered-table-cell table:number-columns-repeated="6" table:style-name="ce6"/>
          <table:covered-table-cell table:style-name="ce16"/>
          <table:table-cell table:style-name="ce16" office:value-type="float" office:value="1.5" calcext:value-type="float" table:number-columns-spanned="6" table:number-rows-spanned="1">
            <text:p>1,50</text:p>
          </table:table-cell>
          <table:covered-table-cell table:number-columns-repeated="5" table:style-name="ce16"/>
          <table:table-cell table:style-name="ce16"/>
          <table:covered-table-cell table:style-name="ce6"/>
        </table:table-row>
        <table:table-row table:style-name="ro1">
          <table:covered-table-cell table:number-columns-repeated="2" table:style-name="ce6"/>
          <table:covered-table-cell table:style-name="ce16"/>
          <table:covered-table-cell table:style-name="ce6"/>
          <table:covered-table-cell table:number-columns-repeated="2" table:style-name="ce16"/>
          <table:table-cell table:style-name="ce16" office:value-type="string" calcext:value-type="string" table:number-columns-spanned="1" table:number-rows-spanned="2">
            <text:p>Exercice 1/4</text:p>
          </table:table-cell>
          <table:table-cell table:style-name="ce16" office:value-type="string" calcext:value-type="string" table:number-columns-spanned="1" table:number-rows-spanned="2">
            <text:p>Exercice 2/4</text:p>
          </table:table-cell>
          <table:table-cell table:style-name="ce16" office:value-type="string" calcext:value-type="string" table:number-columns-spanned="1" table:number-rows-spanned="2">
            <text:p>Exercice 3/2</text:p>
          </table:table-cell>
          <table:table-cell table:style-name="ce16" office:value-type="string" calcext:value-type="string" table:number-columns-spanned="1" table:number-rows-spanned="2">
            <text:p>Exercice 4/5</text:p>
          </table:table-cell>
          <table:table-cell table:style-name="ce16" office:value-type="string" calcext:value-type="string" table:number-columns-spanned="1" table:number-rows-spanned="2">
            <text:p>Exercice 5/3</text:p>
          </table:table-cell>
          <table:table-cell table:style-name="ce16" office:value-type="string" calcext:value-type="string" table:number-columns-spanned="1" table:number-rows-spanned="2">
            <text:p>Présentation/2</text:p>
          </table:table-cell>
          <table:table-cell table:style-name="ce16" office:value-type="string" calcext:value-type="string" table:number-columns-spanned="1" table:number-rows-spanned="2">
            <text:p>Total</text:p>
          </table:table-cell>
          <table:table-cell table:style-name="ce16" office:value-type="string" calcext:value-type="string">
            <text:p>Total harmonisé</text:p>
          </table:table-cell>
          <table:table-cell table:style-name="ce1"/>
          <table:table-cell table:style-name="ce7"/>
          <table:covered-table-cell table:style-name="ce29"/>
          <table:covered-table-cell table:number-columns-repeated="4" table:style-name="ce6"/>
          <table:table-cell table:style-name="ce6" office:value-type="string" calcext:value-type="string" table:number-columns-spanned="1" table:number-rows-spanned="2">
            <text:p>Exercice 1/5</text:p>
          </table:table-cell>
          <table:table-cell table:style-name="ce6" office:value-type="string" calcext:value-type="string" table:number-columns-spanned="1" table:number-rows-spanned="2">
            <text:p>Exercice 2/5</text:p>
          </table:table-cell>
          <table:table-cell table:style-name="ce6" office:value-type="string" calcext:value-type="string" table:number-columns-spanned="1" table:number-rows-spanned="2">
            <text:p>Exercice 3/4</text:p>
          </table:table-cell>
          <table:table-cell table:style-name="ce6" office:value-type="string" calcext:value-type="string" table:number-columns-spanned="1" table:number-rows-spanned="2">
            <text:p>Exercice 4/4</text:p>
          </table:table-cell>
          <table:table-cell table:style-name="ce6" office:value-type="string" calcext:value-type="string" table:number-columns-spanned="1" table:number-rows-spanned="2">
            <text:p>Exercice 5/2</text:p>
          </table:table-cell>
          <table:table-cell table:style-name="ce6" office:value-type="string" calcext:value-type="string" table:number-columns-spanned="1" table:number-rows-spanned="2">
            <text:p>Présentation/2</text:p>
          </table:table-cell>
          <table:table-cell table:style-name="ce6" office:value-type="string" calcext:value-type="string" table:number-columns-spanned="1" table:number-rows-spanned="2">
            <text:p>Total</text:p>
          </table:table-cell>
          <table:table-cell table:style-name="ce16" office:value-type="string" calcext:value-type="string">
            <text:p>Total Pondéré</text:p>
          </table:table-cell>
          <table:table-cell table:style-name="ce16" office:value-type="string" calcext:value-type="string" table:number-columns-spanned="1" table:number-rows-spanned="2">
            <text:p>Exercice 1/5</text:p>
          </table:table-cell>
          <table:table-cell table:style-name="ce16" office:value-type="string" calcext:value-type="string" table:number-columns-spanned="1" table:number-rows-spanned="2">
            <text:p>Exercice 2/5</text:p>
          </table:table-cell>
          <table:table-cell table:style-name="ce16" office:value-type="string" calcext:value-type="string" table:number-columns-spanned="1" table:number-rows-spanned="2">
            <text:p>Exercice 3/4</text:p>
          </table:table-cell>
          <table:table-cell table:style-name="ce16" office:value-type="string" calcext:value-type="string" table:number-columns-spanned="1" table:number-rows-spanned="2">
            <text:p>Exercice 4/4</text:p>
          </table:table-cell>
          <table:table-cell table:style-name="ce16" office:value-type="string" calcext:value-type="string" table:number-columns-spanned="1" table:number-rows-spanned="2">
            <text:p>Présentation/2</text:p>
          </table:table-cell>
          <table:table-cell table:style-name="ce16" office:value-type="string" calcext:value-type="string" table:number-columns-spanned="1" table:number-rows-spanned="2">
            <text:p>Total</text:p>
          </table:table-cell>
          <table:table-cell table:style-name="ce16" office:value-type="string" calcext:value-type="string">
            <text:p>Total Pondéré</text:p>
          </table:table-cell>
          <table:covered-table-cell table:style-name="ce6"/>
        </table:table-row>
        <table:table-row table:style-name="ro1">
          <table:covered-table-cell table:style-name="ce6"/>
          <table:table-cell table:style-name="ce1"/>
          <table:table-cell table:style-name="ce16"/>
          <table:table-cell table:style-name="ce1"/>
          <table:table-cell table:style-name="ce16" table:number-columns-repeated="2"/>
          <table:covered-table-cell table:number-columns-repeated="7" table:style-name="ce16"/>
          <table:table-cell table:style-name="ce16" office:value-type="float" office:value="12" calcext:value-type="float">
            <text:p>12,00</text:p>
          </table:table-cell>
          <table:table-cell table:style-name="ce1"/>
          <table:table-cell table:style-name="ce7"/>
          <table:covered-table-cell table:style-name="ce29"/>
          <table:covered-table-cell table:number-columns-repeated="11" table:style-name="ce6"/>
          <table:table-cell table:style-name="ce16" table:formula="of:=11/[.AB8]" office:value-type="float" office:value="1.07843137254902" calcext:value-type="float">
            <text:p>1,08</text:p>
          </table:table-cell>
          <table:covered-table-cell table:number-columns-repeated="6" table:style-name="ce16"/>
          <table:table-cell table:style-name="ce16" table:formula="of:=12/[.AI8]" office:value-type="float" office:value="1.16923076923077" calcext:value-type="float">
            <text:p>1,17</text:p>
          </table:table-cell>
          <table:covered-table-cell table:style-name="ce6"/>
        </table:table-row>
        <table:table-row table:style-name="ro1">
          <table:table-cell table:style-name="ce1" office:value-type="string" calcext:value-type="string">
            <text:p>Classe/Moyenne</text:p>
          </table:table-cell>
          <table:table-cell table:style-name="ce1"/>
          <table:table-cell table:style-name="ce16" table:formula="of:=AVERAGE([.C9:.C35])" office:value-type="float" office:value="3.18421052631579" calcext:value-type="float">
            <text:p>3,18</text:p>
          </table:table-cell>
          <table:table-cell table:style-name="ce16" office:value-type="float" office:value="0" calcext:value-type="float">
            <text:p>0,00</text:p>
          </table:table-cell>
          <table:table-cell table:style-name="ce16" table:formula="of:=AVERAGE([.E9:.E35])" office:value-type="float" office:value="11.0625" calcext:value-type="float">
            <text:p>11,06</text:p>
          </table:table-cell>
          <table:table-cell table:style-name="ce16" table:formula="of:=AVERAGE([.F9:.F35])" office:value-type="float" office:value="13.3333333333333" calcext:value-type="float">
            <text:p>13,33</text:p>
          </table:table-cell>
          <table:table-cell table:style-name="ce16" table:formula="of:=AVERAGE([.G9:.G35])" office:value-type="float" office:value="1.67307692307692" calcext:value-type="float">
            <text:p>1,67</text:p>
          </table:table-cell>
          <table:table-cell table:style-name="ce16" table:formula="of:=AVERAGE([.H9:.H35])" office:value-type="float" office:value="2.44230769230769" calcext:value-type="float">
            <text:p>2,44</text:p>
          </table:table-cell>
          <table:table-cell table:style-name="ce16" table:formula="of:=AVERAGE([.I9:.I35])" office:value-type="float" office:value="0.826923076923077" calcext:value-type="float">
            <text:p>0,83</text:p>
          </table:table-cell>
          <table:table-cell table:style-name="ce16" table:formula="of:=AVERAGE([.J10:.J35])" office:value-type="float" office:value="1.24" calcext:value-type="float">
            <text:p>1,24</text:p>
          </table:table-cell>
          <table:table-cell table:style-name="ce16" table:formula="of:=AVERAGE([.K10:.K35])" office:value-type="float" office:value="0.48" calcext:value-type="float">
            <text:p>0,48</text:p>
          </table:table-cell>
          <table:table-cell table:style-name="ce16" table:formula="of:=AVERAGE([.L9:.L35])" office:value-type="float" office:value="1.78846153846154" calcext:value-type="float">
            <text:p>1,79</text:p>
          </table:table-cell>
          <table:table-cell table:style-name="ce16" table:formula="of:=AVERAGE([.M10:.M35])" office:value-type="float" office:value="7.94230769230769" calcext:value-type="float">
            <text:p>7,94</text:p>
          </table:table-cell>
          <table:table-cell table:style-name="ce16" table:formula="of:=AVERAGE([.N9:.N35])" office:value-type="float" office:value="12.337548201955" calcext:value-type="float">
            <text:p>12,34</text:p>
          </table:table-cell>
          <table:table-cell table:style-name="ce16"/>
          <table:table-cell table:style-name="ce14"/>
          <table:table-cell table:style-name="ce18"/>
          <table:table-cell table:style-name="ce16" table:formula="of:=AVERAGE([.R9:.R35])" office:value-type="float" office:value="7.04545454545455" calcext:value-type="float">
            <text:p>7,05</text:p>
          </table:table-cell>
          <table:table-cell table:style-name="ce16" table:formula="of:=AVERAGE([.S9:.S35])" office:value-type="float" office:value="6.10526315789474" calcext:value-type="float">
            <text:p>6,11</text:p>
          </table:table-cell>
          <table:table-cell table:style-name="ce16" table:formula="of:=AVERAGE([.T9:.T35])" office:value-type="float" office:value="7.63157894736842" calcext:value-type="float">
            <text:p>7,63</text:p>
          </table:table-cell>
          <table:table-cell table:style-name="ce16" table:formula="of:=AVERAGE([.U9:.U35])" office:value-type="float" office:value="7.92" calcext:value-type="float">
            <text:p>7,92</text:p>
          </table:table-cell>
          <table:table-cell table:style-name="ce16" table:formula="of:=AVERAGE([.V9:.V35])" office:value-type="float" office:value="2.48" calcext:value-type="float">
            <text:p>2,48</text:p>
          </table:table-cell>
          <table:table-cell table:style-name="ce16" table:formula="of:=AVERAGE([.W9:.W35])" office:value-type="float" office:value="3.34" calcext:value-type="float">
            <text:p>3,34</text:p>
          </table:table-cell>
          <table:table-cell table:style-name="ce16" table:formula="of:=AVERAGE([.X9:.X35])" office:value-type="float" office:value="1.02" calcext:value-type="float">
            <text:p>1,02</text:p>
          </table:table-cell>
          <table:table-cell table:style-name="ce16" table:formula="of:=AVERAGE([.Y9:.Y35])" office:value-type="float" office:value="1.44" calcext:value-type="float">
            <text:p>1,44</text:p>
          </table:table-cell>
          <table:table-cell table:style-name="ce16" table:formula="of:=AVERAGE([.Z9:.Z35])" office:value-type="float" office:value="0.06" calcext:value-type="float">
            <text:p>0,06</text:p>
          </table:table-cell>
          <table:table-cell table:style-name="ce16" table:formula="of:=AVERAGE([.AA9:.AA35])" office:value-type="float" office:value="1.9375" calcext:value-type="float">
            <text:p>1,94</text:p>
          </table:table-cell>
          <table:table-cell table:style-name="ce16" table:formula="of:=AVERAGE([.AB9:.AB35])" office:value-type="float" office:value="10.2" calcext:value-type="float">
            <text:p>10,20</text:p>
          </table:table-cell>
          <table:table-cell table:style-name="ce16" table:formula="of:=AVERAGE([.AC9:.AC35])" office:value-type="float" office:value="11" calcext:value-type="float">
            <text:p>11,00</text:p>
          </table:table-cell>
          <table:table-cell table:style-name="ce16" table:formula="of:=AVERAGE([.AD9:.AD35])" office:value-type="float" office:value="2.47368421052632" calcext:value-type="float">
            <text:p>2,47</text:p>
          </table:table-cell>
          <table:table-cell table:style-name="ce16" table:formula="of:=AVERAGE([.AE9:.AE35])" office:value-type="float" office:value="2.57894736842105" calcext:value-type="float">
            <text:p>2,58</text:p>
          </table:table-cell>
          <table:table-cell table:style-name="ce16" table:formula="of:=AVERAGE([.AF9:.AF35])" office:value-type="float" office:value="1.44736842105263" calcext:value-type="float">
            <text:p>1,45</text:p>
          </table:table-cell>
          <table:table-cell table:style-name="ce16" table:formula="of:=AVERAGE([.AG9:.AG35])" office:value-type="float" office:value="1.78947368421053" calcext:value-type="float">
            <text:p>1,79</text:p>
          </table:table-cell>
          <table:table-cell table:style-name="ce16" table:formula="of:=AVERAGE([.AH9:.AH35])" office:value-type="float" office:value="1.97368421052632" calcext:value-type="float">
            <text:p>1,97</text:p>
          </table:table-cell>
          <table:table-cell table:style-name="ce16" table:formula="of:=AVERAGE([.AI9:.AI35])" office:value-type="float" office:value="10.2631578947368" calcext:value-type="float">
            <text:p>10,26</text:p>
          </table:table-cell>
          <table:table-cell table:style-name="ce16" table:formula="of:=AVERAGE([.AJ9:.AJ35])" office:value-type="float" office:value="12" calcext:value-type="float">
            <text:p>12,00</text:p>
          </table:table-cell>
          <table:table-cell/>
        </table:table-row>
        <table:table-row table:style-name="ro1">
          <table:table-cell table:style-name="ce1" office:value-type="string" calcext:value-type="string">
            <text:p>Abidi Bilel</text:p>
          </table:table-cell>
          <table:table-cell table:style-name="ce1"/>
          <table:table-cell table:style-name="ce16" office:value-type="float" office:value="10" calcext:value-type="float">
            <text:p>10,00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16.5" calcext:value-type="float">
            <text:p>16,5</text:p>
          </table:table-cell>
          <table:table-cell table:style-name="ce16" table:formula="of:=20" office:value-type="float" office:value="20" calcext:value-type="float">
            <text:p>20,00</text:p>
          </table:table-cell>
          <table:table-cell table:number-columns-repeated="2" table:style-name="ce16" office:value-type="float" office:value="4" calcext:value-type="float">
            <text:p>4,00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2.5" calcext:value-type="float">
            <text:p>2,5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SUM([.G9:.L9])" office:value-type="float" office:value="19" calcext:value-type="float">
            <text:p>19,00</text:p>
          </table:table-cell>
          <table:table-cell table:style-name="ce16" table:formula="of:=MIN(20;[.M9]*[.N$7]/[.M$8])" office:value-type="float" office:value="20" calcext:value-type="float">
            <text:p>20,00</text:p>
          </table:table-cell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29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bs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9:.AA9])" office:value-type="float" office:value="18.5" calcext:value-type="float">
            <text:p>18,5</text:p>
          </table:table-cell>
          <table:table-cell table:style-name="ce16" table:formula="of:=[.AB9]*[.$AC$7]" office:value-type="float" office:value="19.9509803921569" calcext:value-type="float">
            <text:p>19,95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4" calcext:value-type="float">
            <text:p>4,00</text:p>
          </table:table-cell>
          <table:table-cell table:number-columns-repeated="2" table:style-name="ce16" office:value-type="float" office:value="3" calcext:value-type="float">
            <text:p>3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[.AD9]+[.AE9]+[.AF9]+[.AG9]+[.AH9]" office:value-type="float" office:value="17" calcext:value-type="float">
            <text:p>17,00</text:p>
          </table:table-cell>
          <table:table-cell table:style-name="ce16" table:formula="of:=[.AI9]*[.$AJ$7]" office:value-type="float" office:value="19.8769230769231" calcext:value-type="float">
            <text:p>19,8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1" office:value-type="string" calcext:value-type="string">
            <text:p>Abraham Gift</text:p>
          </table:table-cell>
          <table:table-cell table:style-name="ce1"/>
          <table:table-cell table:style-name="ce16" office:value-type="float" office:value="3" calcext:value-type="float">
            <text:p>3,00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11" calcext:value-type="float">
            <text:p>11</text:p>
          </table:table-cell>
          <table:table-cell table:style-name="ce16" office:value-type="float" office:value="13.5" calcext:value-type="float">
            <text:p>13,5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2" calcext:value-type="float">
            <text:p>2,00</text:p>
          </table:table-cell>
          <table:table-cell table:number-columns-repeated="3" table:style-name="ce16" office:value-type="float" office:value="0.5" calcext:value-type="float">
            <text:p>0,50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table:formula="of:=SUM([.G10:.L10])" office:value-type="float" office:value="6" calcext:value-type="float">
            <text:p>6,00</text:p>
          </table:table-cell>
          <table:table-cell table:style-name="ce16" office:value-type="float" office:value="10" calcext:value-type="float">
            <text:p>10,00</text:p>
          </table:table-cell>
          <table:table-cell table:style-name="ce1"/>
          <table:table-cell table:style-name="ce7" office:value-type="float" office:value="0.5" calcext:value-type="float">
            <text:p>0,5</text:p>
          </table:table-cell>
          <table:table-cell table:style-name="ce29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10:.AA10])" office:value-type="float" office:value="9.5" calcext:value-type="float">
            <text:p>9,5</text:p>
          </table:table-cell>
          <table:table-cell table:style-name="ce16" table:formula="of:=[.AB10]*[.$AC$7]" office:value-type="float" office:value="10.2450980392157" calcext:value-type="float">
            <text:p>10,25</text:p>
          </table:table-cell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3" calcext:value-type="float">
            <text:p>3,00</text:p>
          </table:table-cell>
          <table:table-cell table:style-name="ce16" office:value-type="float" office:value="2.5" calcext:value-type="float">
            <text:p>2,50</text:p>
          </table:table-cell>
          <table:table-cell table:number-columns-repeated="2" table:style-name="ce16" office:value-type="float" office:value="2" calcext:value-type="float">
            <text:p>2,00</text:p>
          </table:table-cell>
          <table:table-cell table:style-name="ce16" table:formula="of:=[.AD10]+[.AE10]+[.AF10]+[.AG10]+[.AH10]" office:value-type="float" office:value="11.5" calcext:value-type="float">
            <text:p>11,50</text:p>
          </table:table-cell>
          <table:table-cell table:style-name="ce16" table:formula="of:=[.AI10]*[.$AJ$7]" office:value-type="float" office:value="13.4461538461538" calcext:value-type="float">
            <text:p>13,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Alici Elise</text:p>
          </table:table-cell>
          <table:table-cell table:style-name="ce1"/>
          <table:table-cell table:number-columns-repeated="2" table:style-name="ce16" office:value-type="float" office:value="0" calcext:value-type="float">
            <text:p>0,00</text:p>
          </table:table-cell>
          <table:table-cell table:style-name="ce1" office:value-type="float" office:value="8" calcext:value-type="float">
            <text:p>8</text:p>
          </table:table-cell>
          <table:table-cell table:style-name="ce16" table:formula="of:=9.5" office:value-type="float" office:value="9.5" calcext:value-type="float">
            <text:p>9,5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4" calcext:value-type="float">
            <text:p>4,00</text:p>
          </table:table-cell>
          <table:table-cell table:style-name="ce16" office:value-type="float" office:value="0.5" calcext:value-type="float">
            <text:p>0,50</text:p>
          </table:table-cell>
          <table:table-cell table:number-columns-repeated="2" table:style-name="ce16" office:value-type="float" office:value="0" calcext:value-type="float">
            <text:p>0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SUM([.G11:.L11])" office:value-type="float" office:value="8.5" calcext:value-type="float">
            <text:p>8,50</text:p>
          </table:table-cell>
          <table:table-cell table:style-name="ce16" table:formula="of:=MIN(20;[.M11]*[.N$7]/[.M$8])" office:value-type="float" office:value="12.8426150121065" calcext:value-type="float">
            <text:p>12,84</text:p>
          </table:table-cell>
          <table:table-cell table:style-name="ce1"/>
          <table:table-cell table:style-name="ce7" office:value-type="float" office:value="0" calcext:value-type="float">
            <text:p>0</text:p>
          </table:table-cell>
          <table:table-cell table:style-name="ce29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11:.AA11])" office:value-type="float" office:value="5" calcext:value-type="float">
            <text:p>5</text:p>
          </table:table-cell>
          <table:table-cell table:style-name="ce16" table:formula="of:=[.AB11]*[.$AC$7]" office:value-type="float" office:value="5.3921568627451" calcext:value-type="float">
            <text:p>5,39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0" calcext:value-type="float">
            <text:p>0,00</text:p>
          </table:table-cell>
          <table:table-cell table:number-columns-repeated="2" table:style-name="ce16" office:value-type="float" office:value="2" calcext:value-type="float">
            <text:p>2,00</text:p>
          </table:table-cell>
          <table:table-cell table:style-name="ce16" table:formula="of:=[.AD11]+[.AE11]+[.AF11]+[.AG11]+[.AH11]" office:value-type="float" office:value="6.5" calcext:value-type="float">
            <text:p>6,50</text:p>
          </table:table-cell>
          <table:table-cell table:style-name="ce16" table:formula="of:=[.AI11]*[.$AJ$7]" office:value-type="float" office:value="7.6" calcext:value-type="float">
            <text:p>7,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<text:span text:style-name="T1">Angheluta </text:span>Mihai</text:p>
          </table:table-cell>
          <table:table-cell table:style-name="ce1"/>
          <table:table-cell table:number-columns-repeated="2" table:style-name="ce16" office:value-type="float" office:value="0" calcext:value-type="float">
            <text:p>0,00</text:p>
          </table:table-cell>
          <table:table-cell table:style-name="ce1" office:value-type="float" office:value="9" calcext:value-type="float">
            <text:p>9</text:p>
          </table:table-cell>
          <table:table-cell table:style-name="ce16" table:formula="of:=11.5" office:value-type="float" office:value="11.5" calcext:value-type="float">
            <text:p>11,5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3" calcext:value-type="float">
            <text:p>3,0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4" calcext:value-type="float">
            <text:p>4,00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table:formula="of:=SUM([.G12:.L12])" office:value-type="float" office:value="10.5" calcext:value-type="float">
            <text:p>10,50</text:p>
          </table:table-cell>
          <table:table-cell table:style-name="ce16" table:formula="of:=MIN(20;[.M12]*[.N$7]/[.M$8])" office:value-type="float" office:value="15.864406779661" calcext:value-type="float">
            <text:p>15,86</text:p>
          </table:table-cell>
          <table:table-cell table:style-name="ce1"/>
          <table:table-cell table:style-name="ce7" office:value-type="float" office:value="0.5" calcext:value-type="float">
            <text:p>0,5</text:p>
          </table:table-cell>
          <table:table-cell table:style-name="ce29" office:value-type="float" office:value="20" calcext:value-type="float">
            <text:p>20</text:p>
          </table:table-cell>
          <table:table-cell table:style-name="ce1" office:value-type="float" office:value="6.5" calcext:value-type="float">
            <text:p>6,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bs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3.5" calcext:value-type="float">
            <text:p>3,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V12:.AA12])" office:value-type="float" office:value="13" calcext:value-type="float">
            <text:p>13</text:p>
          </table:table-cell>
          <table:table-cell table:style-name="ce16" table:formula="of:=[.AB12]*[.$AC$7]" office:value-type="float" office:value="14.0196078431373" calcext:value-type="float">
            <text:p>14,02</text:p>
          </table:table-cell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2.5" calcext:value-type="float">
            <text:p>2,50</text:p>
          </table:table-cell>
          <table:table-cell table:style-name="ce16" office:value-type="float" office:value="1.5" calcext:value-type="float">
            <text:p>1,50</text:p>
          </table:table-cell>
          <table:table-cell table:number-columns-repeated="2" table:style-name="ce16" office:value-type="float" office:value="2" calcext:value-type="float">
            <text:p>2,00</text:p>
          </table:table-cell>
          <table:table-cell table:style-name="ce16" table:formula="of:=[.AD12]+[.AE12]+[.AF12]+[.AG12]+[.AH12]" office:value-type="float" office:value="10" calcext:value-type="float">
            <text:p>10,00</text:p>
          </table:table-cell>
          <table:table-cell table:style-name="ce16" table:formula="of:=[.AI12]*[.$AJ$7]" office:value-type="float" office:value="11.6923076923077" calcext:value-type="float">
            <text:p>11,6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1" office:value-type="string" calcext:value-type="string">
            <text:p>Aouane Alia</text:p>
          </table:table-cell>
          <table:table-cell table:style-name="ce1"/>
          <table:table-cell table:style-name="ce16" office:value-type="string" calcext:value-type="string">
            <text:p>Abs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7" calcext:value-type="float">
            <text:p>7</text:p>
          </table:table-cell>
          <table:table-cell table:style-name="ce16" table:formula="of:=8" office:value-type="float" office:value="8" calcext:value-type="float">
            <text:p>8,00</text:p>
          </table:table-cell>
          <table:table-cell table:style-name="ce16" office:value-type="float" office:value="2.5" calcext:value-type="float">
            <text:p>2,50</text:p>
          </table:table-cell>
          <table:table-cell table:style-name="ce16" office:value-type="float" office:value="4" calcext:value-type="float">
            <text:p>4,00</text:p>
          </table:table-cell>
          <table:table-cell table:number-columns-repeated="3" table:style-name="ce16" office:value-type="float" office:value="0" calcext:value-type="float">
            <text:p>0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SUM([.G13:.L13])" office:value-type="float" office:value="8.5" calcext:value-type="float">
            <text:p>8,50</text:p>
          </table:table-cell>
          <table:table-cell table:style-name="ce16" table:formula="of:=MIN(20;[.M13]*[.N$7]/[.M$8])" office:value-type="float" office:value="12.8426150121065" calcext:value-type="float">
            <text:p>12,84</text:p>
          </table:table-cell>
          <table:table-cell table:style-name="ce1"/>
          <table:table-cell table:style-name="ce7"/>
          <table:table-cell table:style-name="ce29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.5" calcext:value-type="float">
            <text:p>4,5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13:.AA13])" office:value-type="float" office:value="4" calcext:value-type="float">
            <text:p>4</text:p>
          </table:table-cell>
          <table:table-cell table:style-name="ce16" table:formula="of:=[.AB13]*[.$AC$7]" office:value-type="float" office:value="4.31372549019608" calcext:value-type="float">
            <text:p>4,31</text:p>
          </table:table-cell>
          <table:table-cell table:number-columns-repeated="7" table:style-name="ce16" office:value-type="string" calcext:value-type="string">
            <text:p>Abs</text:p>
          </table:table-cell>
          <table:table-cell/>
        </table:table-row>
        <table:table-row table:style-name="ro2">
          <table:table-cell table:style-name="ce1" office:value-type="string" calcext:value-type="string">
            <text:p><text:span text:style-name="T1">Daver </text:span>Taline</text:p>
          </table:table-cell>
          <table:table-cell table:style-name="ce1"/>
          <table:table-cell table:style-name="ce16" office:value-type="float" office:value="4" calcext:value-type="float">
            <text:p>4,00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12" calcext:value-type="float">
            <text:p>12</text:p>
          </table:table-cell>
          <table:table-cell table:style-name="ce16" table:formula="of:=14" office:value-type="float" office:value="14" calcext:value-type="float">
            <text:p>14,00</text:p>
          </table:table-cell>
          <table:table-cell table:style-name="ce16" office:value-type="float" office:value="2.5" calcext:value-type="float">
            <text:p>2,50</text:p>
          </table:table-cell>
          <table:table-cell table:style-name="ce16" office:value-type="float" office:value="4" calcext:value-type="float">
            <text:p>4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SUM([.G14:.L14])" office:value-type="float" office:value="12" calcext:value-type="float">
            <text:p>12,00</text:p>
          </table:table-cell>
          <table:table-cell table:style-name="ce16" table:formula="of:=MIN(20;[.M14]*[.N$7]/[.M$8])" office:value-type="float" office:value="18.1307506053269" calcext:value-type="float">
            <text:p>18,13</text:p>
          </table:table-cell>
          <table:table-cell table:style-name="ce1"/>
          <table:table-cell table:style-name="ce7"/>
          <table:table-cell table:style-name="ce29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bs</text:p>
          </table:table-cell>
          <table:table-cell table:style-name="ce1" office:value-type="string" calcext:value-type="string">
            <text:p>Non Noté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14:.AA14])" office:value-type="float" office:value="12.5" calcext:value-type="float">
            <text:p>12,5</text:p>
          </table:table-cell>
          <table:table-cell table:style-name="ce16" table:formula="of:=[.AB14]*[.$AC$7]" office:value-type="float" office:value="13.4803921568627" calcext:value-type="float">
            <text:p>13,48</text:p>
          </table:table-cell>
          <table:table-cell table:style-name="ce16" office:value-type="float" office:value="3.5" calcext:value-type="float">
            <text:p>3,50</text:p>
          </table:table-cell>
          <table:table-cell table:style-name="ce16" office:value-type="float" office:value="2.5" calcext:value-type="float">
            <text:p>2,50</text:p>
          </table:table-cell>
          <table:table-cell table:style-name="ce16" office:value-type="float" office:value="1.5" calcext:value-type="float">
            <text:p>1,50</text:p>
          </table:table-cell>
          <table:table-cell table:number-columns-repeated="2" table:style-name="ce16" office:value-type="float" office:value="2" calcext:value-type="float">
            <text:p>2,00</text:p>
          </table:table-cell>
          <table:table-cell table:style-name="ce16" table:formula="of:=[.AD14]+[.AE14]+[.AF14]+[.AG14]+[.AH14]" office:value-type="float" office:value="11.5" calcext:value-type="float">
            <text:p>11,50</text:p>
          </table:table-cell>
          <table:table-cell table:style-name="ce16" table:formula="of:=[.AI14]*[.$AJ$7]" office:value-type="float" office:value="13.4461538461538" calcext:value-type="float">
            <text:p>13,4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" office:value-type="string" calcext:value-type="string">
            <text:p><text:span text:style-name="T1">Edmond—Amiot </text:span>Karl</text:p>
          </table:table-cell>
          <table:table-cell table:style-name="ce1"/>
          <table:table-cell table:style-name="ce16" office:value-type="float" office:value="4.5" calcext:value-type="float">
            <text:p>4,50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14" calcext:value-type="float">
            <text:p>14</text:p>
          </table:table-cell>
          <table:table-cell table:style-name="ce16" table:formula="of:=17.5" office:value-type="float" office:value="17.5" calcext:value-type="float">
            <text:p>17,50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office:value-type="float" office:value="4" calcext:value-type="float">
            <text:p>4,00</text:p>
          </table:table-cell>
          <table:table-cell table:number-columns-repeated="2" table:style-name="ce16" office:value-type="float" office:value="1" calcext:value-type="float">
            <text:p>1,00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table:formula="of:=SUM([.G15:.L15])" office:value-type="float" office:value="9" calcext:value-type="float">
            <text:p>9,00</text:p>
          </table:table-cell>
          <table:table-cell table:style-name="ce16" table:formula="of:=MIN(20;[.M15]*[.N$7]/[.M$8])" office:value-type="float" office:value="13.5980629539952" calcext:value-type="float">
            <text:p>13,60</text:p>
          </table:table-cell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29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15:.AA15])" office:value-type="float" office:value="18.5" calcext:value-type="float">
            <text:p>18,5</text:p>
          </table:table-cell>
          <table:table-cell table:style-name="ce16" table:formula="of:=[.AB15]*[.$AC$7]" office:value-type="float" office:value="19.9509803921569" calcext:value-type="float">
            <text:p>19,95</text:p>
          </table:table-cell>
          <table:table-cell table:style-name="ce16" office:value-type="float" office:value="3.5" calcext:value-type="float">
            <text:p>3,50</text:p>
          </table:table-cell>
          <table:table-cell table:style-name="ce16" office:value-type="float" office:value="2.5" calcext:value-type="float">
            <text:p>2,50</text:p>
          </table:table-cell>
          <table:table-cell table:style-name="ce16" office:value-type="float" office:value="3.5" calcext:value-type="float">
            <text:p>3,50</text:p>
          </table:table-cell>
          <table:table-cell table:style-name="ce16" office:value-type="float" office:value="3" calcext:value-type="float">
            <text:p>3,00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table:formula="of:=[.AD15]+[.AE15]+[.AF15]+[.AG15]+[.AH15]" office:value-type="float" office:value="14" calcext:value-type="float">
            <text:p>14,00</text:p>
          </table:table-cell>
          <table:table-cell table:style-name="ce16" table:formula="of:=[.AI15]*[.$AJ$7]" office:value-type="float" office:value="16.3692307692308" calcext:value-type="float">
            <text:p>16,37</text:p>
          </table:table-cell>
          <table:table-cell office:value-type="float" office:value="2.5" calcext:value-type="float">
            <text:p>2,5</text:p>
          </table:table-cell>
        </table:table-row>
        <table:table-row table:style-name="ro2">
          <table:table-cell table:style-name="ce1" office:value-type="string" calcext:value-type="string">
            <text:p><text:span text:style-name="T1">Edmont—Amiot </text:span>Sasha</text:p>
          </table:table-cell>
          <table:table-cell table:style-name="ce1"/>
          <table:table-cell table:style-name="ce16" office:value-type="float" office:value="9" calcext:value-type="float">
            <text:p>9,00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14" calcext:value-type="float">
            <text:p>14</text:p>
          </table:table-cell>
          <table:table-cell table:style-name="ce16" table:formula="of:=17.5" office:value-type="float" office:value="17.5" calcext:value-type="float">
            <text:p>17,5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4" calcext:value-type="float">
            <text:p>4,0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2.5" calcext:value-type="float">
            <text:p>2,50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SUM([.G16:.L16])" office:value-type="float" office:value="13" calcext:value-type="float">
            <text:p>13,00</text:p>
          </table:table-cell>
          <table:table-cell table:style-name="ce16" table:formula="of:=MIN(20;[.M16]*[.N$7]/[.M$8])" office:value-type="float" office:value="19.6416464891041" calcext:value-type="float">
            <text:p>19,64</text:p>
          </table:table-cell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3.5" calcext:value-type="float">
            <text:p>3,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16:.AA16])" office:value-type="float" office:value="11.5" calcext:value-type="float">
            <text:p>11,5</text:p>
          </table:table-cell>
          <table:table-cell table:style-name="ce16" table:formula="of:=[.AB16]*[.$AC$7]" office:value-type="float" office:value="12.4019607843137" calcext:value-type="float">
            <text:p>12,40</text:p>
          </table:table-cell>
          <table:table-cell table:style-name="ce16" office:value-type="float" office:value="4" calcext:value-type="float">
            <text:p>4,00</text:p>
          </table:table-cell>
          <table:table-cell table:style-name="ce16" office:value-type="float" office:value="2.5" calcext:value-type="float">
            <text:p>2,50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office:value-type="float" office:value="2.5" calcext:value-type="float">
            <text:p>2,5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[.AD16]+[.AE16]+[.AF16]+[.AG16]+[.AH16]" office:value-type="float" office:value="12.5" calcext:value-type="float">
            <text:p>12,50</text:p>
          </table:table-cell>
          <table:table-cell table:style-name="ce16" table:formula="of:=[.AI16]*[.$AJ$7]" office:value-type="float" office:value="14.6153846153846" calcext:value-type="float">
            <text:p>14,62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" office:value-type="string" calcext:value-type="string">
            <text:p><text:span text:style-name="T1">Flifel </text:span>Lydia</text:p>
          </table:table-cell>
          <table:table-cell table:style-name="ce1"/>
          <table:table-cell table:style-name="ce16" office:value-type="float" office:value="2.5" calcext:value-type="float">
            <text:p>2,50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11.5" calcext:value-type="float">
            <text:p>11,5</text:p>
          </table:table-cell>
          <table:table-cell table:style-name="ce16" table:formula="of:=13.5" office:value-type="float" office:value="13.5" calcext:value-type="float">
            <text:p>13,5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3.5" calcext:value-type="float">
            <text:p>3,50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SUM([.G17:.L17])" office:value-type="float" office:value="7.5" calcext:value-type="float">
            <text:p>7,50</text:p>
          </table:table-cell>
          <table:table-cell table:style-name="ce16" table:formula="of:=MIN(20;[.M17]*[.N$7]/[.M$8])" office:value-type="float" office:value="11.3317191283293" calcext:value-type="float">
            <text:p>11,33</text:p>
          </table:table-cell>
          <table:table-cell table:style-name="ce1"/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.5" calcext:value-type="float">
            <text:p>8,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17:.AA17])" office:value-type="float" office:value="8" calcext:value-type="float">
            <text:p>8</text:p>
          </table:table-cell>
          <table:table-cell table:style-name="ce16" table:formula="of:=[.AB17]*[.$AC$7]" office:value-type="float" office:value="8.62745098039216" calcext:value-type="float">
            <text:p>8,63</text:p>
          </table:table-cell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3" calcext:value-type="float">
            <text:p>3,00</text:p>
          </table:table-cell>
          <table:table-cell table:number-columns-repeated="2" table:style-name="ce16" office:value-type="float" office:value="1" calcext:value-type="float">
            <text:p>1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[.AD17]+[.AE17]+[.AF17]+[.AG17]+[.AH17]" office:value-type="float" office:value="9" calcext:value-type="float">
            <text:p>9,00</text:p>
          </table:table-cell>
          <table:table-cell table:style-name="ce16" table:formula="of:=[.AI17]*[.$AJ$7]" office:value-type="float" office:value="10.5230769230769" calcext:value-type="float">
            <text:p>10,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Gasanian Aziz</text:p>
          </table:table-cell>
          <table:table-cell table:style-name="ce1"/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10.5" calcext:value-type="float">
            <text:p>10,5</text:p>
          </table:table-cell>
          <table:table-cell table:style-name="ce16" table:formula="of:=12" office:value-type="float" office:value="12" calcext:value-type="float">
            <text:p>12,0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4" calcext:value-type="float">
            <text:p>4,0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1.5" calcext:value-type="float">
            <text:p>1,50</text:p>
          </table:table-cell>
          <table:table-cell table:number-columns-repeated="2" table:style-name="ce16" office:value-type="float" office:value="2" calcext:value-type="float">
            <text:p>2,00</text:p>
          </table:table-cell>
          <table:table-cell table:style-name="ce16" table:formula="of:=SUM([.G18:.L18])" office:value-type="float" office:value="11.5" calcext:value-type="float">
            <text:p>11,50</text:p>
          </table:table-cell>
          <table:table-cell table:style-name="ce16" table:formula="of:=MIN(20;[.M18]*[.N$7]/[.M$8])" office:value-type="float" office:value="17.3753026634383" calcext:value-type="float">
            <text:p>17,38</text:p>
          </table:table-cell>
          <table:table-cell table:style-name="ce1"/>
          <table:table-cell table:style-name="ce7"/>
          <table:table-cell table:style-name="ce29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bs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.5" calcext:value-type="float">
            <text:p>1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18:.AA18])" office:value-type="float" office:value="14" calcext:value-type="float">
            <text:p>14</text:p>
          </table:table-cell>
          <table:table-cell table:style-name="ce16" table:formula="of:=[.AB18]*[.$AC$7]" office:value-type="float" office:value="15.0980392156863" calcext:value-type="float">
            <text:p>15,10</text:p>
          </table:table-cell>
          <table:table-cell table:style-name="ce16" office:value-type="float" office:value="3" calcext:value-type="float">
            <text:p>3,00</text:p>
          </table:table-cell>
          <table:table-cell table:style-name="ce16" office:value-type="float" office:value="4" calcext:value-type="float">
            <text:p>4,00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2.5" calcext:value-type="float">
            <text:p>2,5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[.AD18]+[.AE18]+[.AF18]+[.AG18]+[.AH18]" office:value-type="float" office:value="11.5" calcext:value-type="float">
            <text:p>11,50</text:p>
          </table:table-cell>
          <table:table-cell table:style-name="ce16" table:formula="of:=[.AI18]*[.$AJ$7]" office:value-type="float" office:value="13.4461538461538" calcext:value-type="float">
            <text:p>13,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Habi Adila</text:p>
          </table:table-cell>
          <table:table-cell table:style-name="ce1"/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7" calcext:value-type="float">
            <text:p>7</text:p>
          </table:table-cell>
          <table:table-cell table:style-name="ce16" office:value-type="float" office:value="9.5" calcext:value-type="float">
            <text:p>9,50</text:p>
          </table:table-cell>
          <table:table-cell table:style-name="ce16" office:value-type="float" office:value="1.5" calcext:value-type="float">
            <text:p>1,50</text:p>
          </table:table-cell>
          <table:table-cell table:number-columns-repeated="2" table:style-name="ce16" office:value-type="float" office:value="0.5" calcext:value-type="float">
            <text:p>0,50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SUM([.G19:.L19])" office:value-type="float" office:value="6" calcext:value-type="float">
            <text:p>6,00</text:p>
          </table:table-cell>
          <table:table-cell table:style-name="ce16" table:formula="of:=MIN(20;[.M19]*[.N$7]/[.M$8])" office:value-type="float" office:value="9.06537530266344" calcext:value-type="float">
            <text:p>9,07</text:p>
          </table:table-cell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29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19:.AA19])" office:value-type="float" office:value="2" calcext:value-type="float">
            <text:p>2</text:p>
          </table:table-cell>
          <table:table-cell table:style-name="ce16" table:formula="of:=[.AB19]*[.$AC$7]" office:value-type="float" office:value="2.15686274509804" calcext:value-type="float">
            <text:p>2,16</text:p>
          </table:table-cell>
          <table:table-cell table:style-name="ce16" office:value-type="float" office:value="2.5" calcext:value-type="float">
            <text:p>2,50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office:value-type="float" office:value="2.5" calcext:value-type="float">
            <text:p>2,5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[.AD19]+[.AE19]+[.AF19]+[.AG19]+[.AH19]" office:value-type="float" office:value="7.5" calcext:value-type="float">
            <text:p>7,50</text:p>
          </table:table-cell>
          <table:table-cell table:style-name="ce16" table:formula="of:=[.AI19]*[.$AJ$7]" office:value-type="float" office:value="8.76923076923077" calcext:value-type="float">
            <text:p>8,77</text:p>
          </table:table-cell>
          <table:table-cell/>
        </table:table-row>
        <table:table-row table:style-name="ro1">
          <table:table-cell table:style-name="ce1" office:value-type="string" calcext:value-type="string">
            <text:p>Keller Anaïs</text:p>
          </table:table-cell>
          <table:table-cell table:style-name="ce1"/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10" calcext:value-type="float">
            <text:p>10</text:p>
          </table:table-cell>
          <table:table-cell table:style-name="ce16" table:formula="of:=12.5" office:value-type="float" office:value="12.5" calcext:value-type="float">
            <text:p>12,50</text:p>
          </table:table-cell>
          <table:table-cell table:style-name="ce16" office:value-type="float" office:value="3" calcext:value-type="float">
            <text:p>3,00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SUM([.G20:.L20])" office:value-type="float" office:value="9" calcext:value-type="float">
            <text:p>9,00</text:p>
          </table:table-cell>
          <table:table-cell table:style-name="ce16" table:formula="of:=MIN(20;[.M20]*[.N$7]/[.M$8])" office:value-type="float" office:value="13.5980629539952" calcext:value-type="float">
            <text:p>13,60</text:p>
          </table:table-cell>
          <table:table-cell table:style-name="ce1"/>
          <table:table-cell table:style-name="ce7" office:value-type="float" office:value="0.5" calcext:value-type="float">
            <text:p>0,5</text:p>
          </table:table-cell>
          <table:table-cell table:style-name="ce29" office:value-type="float" office:value="20" calcext:value-type="float">
            <text:p>20</text:p>
          </table:table-cell>
          <table:table-cell table:style-name="ce1" office:value-type="float" office:value="6.5" calcext:value-type="float">
            <text:p>6,5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string" calcext:value-type="string">
            <text:p>Abs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20:.AA20])" office:value-type="float" office:value="10.5" calcext:value-type="float">
            <text:p>10,5</text:p>
          </table:table-cell>
          <table:table-cell table:style-name="ce16" table:formula="of:=[.AB20]*[.$AC$7]" office:value-type="float" office:value="11.3235294117647" calcext:value-type="float">
            <text:p>11,32</text:p>
          </table:table-cell>
          <table:table-cell table:number-columns-repeated="7" table:style-name="ce16" office:value-type="string" calcext:value-type="string">
            <text:p>Abs</text:p>
          </table:table-cell>
          <table:table-cell/>
        </table:table-row>
        <table:table-row table:style-name="ro2">
          <table:table-cell table:style-name="ce1" office:value-type="string" calcext:value-type="string">
            <text:p><text:span text:style-name="T1">Korpacka </text:span>Sara</text:p>
          </table:table-cell>
          <table:table-cell table:style-name="ce1"/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,00</text:p>
          </table:table-cell>
          <table:table-cell table:number-columns-repeated="2" table:style-name="ce16" office:value-type="float" office:value="1.5" calcext:value-type="float">
            <text:p>1,50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SUM([.G21:.L21])" office:value-type="float" office:value="8.5" calcext:value-type="float">
            <text:p>8,50</text:p>
          </table:table-cell>
          <table:table-cell table:style-name="ce16" table:formula="of:=MIN(20;[.M21]*[.N$7]/[.M$8])" office:value-type="float" office:value="12.8426150121065" calcext:value-type="float">
            <text:p>12,84</text:p>
          </table:table-cell>
          <table:table-cell table:style-name="ce1"/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on Noté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21:.AA21])" office:value-type="float" office:value="6.5" calcext:value-type="float">
            <text:p>6,5</text:p>
          </table:table-cell>
          <table:table-cell table:style-name="ce16" table:formula="of:=[.AB21]*[.$AC$7]" office:value-type="float" office:value="7.00980392156863" calcext:value-type="float">
            <text:p>7,01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1.5" calcext:value-type="float">
            <text:p>1,50</text:p>
          </table:table-cell>
          <table:table-cell table:number-columns-repeated="2" table:style-name="ce16" office:value-type="float" office:value="2" calcext:value-type="float">
            <text:p>2,00</text:p>
          </table:table-cell>
          <table:table-cell table:style-name="ce16" table:formula="of:=[.AD21]+[.AE21]+[.AF21]+[.AG21]+[.AH21]" office:value-type="float" office:value="7.5" calcext:value-type="float">
            <text:p>7,50</text:p>
          </table:table-cell>
          <table:table-cell table:style-name="ce16" table:formula="of:=[.AI21]*[.$AJ$7]" office:value-type="float" office:value="8.76923076923077" calcext:value-type="float">
            <text:p>8,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Lafaye Shams-Dine</text:p>
          </table:table-cell>
          <table:table-cell table:style-name="ce1"/>
          <table:table-cell table:style-name="ce16" office:value-type="string" calcext:value-type="string">
            <text:p>Abs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string" calcext:value-type="string">
            <text:p>Abs</text:p>
          </table:table-cell>
          <table:table-cell table:style-name="ce16" office:value-type="string" calcext:value-type="string">
            <text:p>Abs</text:p>
          </table:table-cell>
          <table:table-cell table:number-columns-repeated="2" table:style-name="ce16" office:value-type="float" office:value="2.5" calcext:value-type="float">
            <text:p>2,50</text:p>
          </table:table-cell>
          <table:table-cell table:number-columns-repeated="2" table:style-name="ce16" office:value-type="float" office:value="1" calcext:value-type="float">
            <text:p>1,00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table:formula="of:=SUM([.G22:.L22])" office:value-type="float" office:value="8.5" calcext:value-type="float">
            <text:p>8,50</text:p>
          </table:table-cell>
          <table:table-cell table:style-name="ce16" table:formula="of:=MIN(20;[.M22]*[.N$7]/[.M$8])" office:value-type="float" office:value="12.8426150121065" calcext:value-type="float">
            <text:p>12,84</text:p>
          </table:table-cell>
          <table:table-cell table:style-name="ce1"/>
          <table:table-cell table:style-name="ce7"/>
          <table:table-cell table:style-name="ce29" office:value-type="float" office:value="19" calcext:value-type="float">
            <text:p>19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float" office:value="5.5" calcext:value-type="float">
            <text:p>5,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formula="of:=SUM([.V22:.AA22])" office:value-type="float" office:value="11.5" calcext:value-type="float">
            <text:p>11,5</text:p>
          </table:table-cell>
          <table:table-cell table:style-name="ce16" table:formula="of:=[.AB22]*[.$AC$7]" office:value-type="float" office:value="12.4019607843137" calcext:value-type="float">
            <text:p>12,40</text:p>
          </table:table-cell>
          <table:table-cell table:number-columns-repeated="7" table:style-name="ce16" office:value-type="string" calcext:value-type="string">
            <text:p>Ab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" office:value-type="string" calcext:value-type="string">
            <text:p><text:span text:style-name="T1">Lahideb </text:span>Wassim</text:p>
          </table:table-cell>
          <table:table-cell table:style-name="ce1"/>
          <table:table-cell table:style-name="ce16" office:value-type="float" office:value="4.5" calcext:value-type="float">
            <text:p>4,50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string" calcext:value-type="string">
            <text:p>Non Noté</text:p>
          </table:table-cell>
          <table:table-cell table:style-name="ce16" office:value-type="string" calcext:value-type="string">
            <text:p>Non Noté</text:p>
          </table:table-cell>
          <table:table-cell table:number-columns-repeated="2" table:style-name="ce16" office:value-type="float" office:value="2" calcext:value-type="float">
            <text:p>2,00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table:formula="of:=SUM([.G23:.L23])" office:value-type="float" office:value="6.5" calcext:value-type="float">
            <text:p>6,50</text:p>
          </table:table-cell>
          <table:table-cell table:style-name="ce16" office:value-type="float" office:value="10" calcext:value-type="float">
            <text:p>10,00</text:p>
          </table:table-cell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29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.5" calcext:value-type="float">
            <text:p>8,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23:.AA23])" office:value-type="float" office:value="8.5" calcext:value-type="float">
            <text:p>8,5</text:p>
          </table:table-cell>
          <table:table-cell table:style-name="ce16" table:formula="of:=[.AB23]*[.$AC$7]" office:value-type="float" office:value="9.16666666666667" calcext:value-type="float">
            <text:p>9,17</text:p>
          </table:table-cell>
          <table:table-cell table:number-columns-repeated="7" table:style-name="ce16" office:value-type="string" calcext:value-type="string">
            <text:p>Abs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1" office:value-type="string" calcext:value-type="string">
            <text:p>Lakhal Idris</text:p>
          </table:table-cell>
          <table:table-cell table:style-name="ce1"/>
          <table:table-cell table:number-columns-repeated="2" table:style-name="ce16" office:value-type="float" office:value="0" calcext:value-type="float">
            <text:p>0,00</text:p>
          </table:table-cell>
          <table:table-cell table:style-name="ce1" office:value-type="float" office:value="11" calcext:value-type="float">
            <text:p>11</text:p>
          </table:table-cell>
          <table:table-cell table:style-name="ce16" table:formula="of:=12.5" office:value-type="float" office:value="12.5" calcext:value-type="float">
            <text:p>12,5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1.5" calcext:value-type="float">
            <text:p>1,50</text:p>
          </table:table-cell>
          <table:table-cell table:number-columns-repeated="2" table:style-name="ce16" office:value-type="float" office:value="0" calcext:value-type="float">
            <text:p>0,00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table:formula="of:=SUM([.G24:.L24])" office:value-type="float" office:value="5" calcext:value-type="float">
            <text:p>5,00</text:p>
          </table:table-cell>
          <table:table-cell table:style-name="ce16" table:formula="of:=MIN(20;[.M24]*[.N$7]/[.M$8])" office:value-type="float" office:value="7.5544794188862" calcext:value-type="float">
            <text:p>7,55</text:p>
          </table:table-cell>
          <table:table-cell table:style-name="ce1"/>
          <table:table-cell table:style-name="ce7"/>
          <table:table-cell table:style-name="ce29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b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 table:style-name="ce1" office:value-type="string" calcext:value-type="string">
            <text:p>Abs</text:p>
          </table:table-cell>
          <table:table-cell table:number-columns-repeated="8" table:style-name="ce16" office:value-type="string" calcext:value-type="string">
            <text:p>Ab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Mateus Florian</text:p>
          </table:table-cell>
          <table:table-cell table:style-name="ce1"/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12" calcext:value-type="float">
            <text:p>12</text:p>
          </table:table-cell>
          <table:table-cell table:style-name="ce16" table:formula="of:=15" office:value-type="float" office:value="15" calcext:value-type="float">
            <text:p>15,00</text:p>
          </table:table-cell>
          <table:table-cell table:number-columns-repeated="2" table:style-name="ce16" office:value-type="float" office:value="0" calcext:value-type="float">
            <text:p>0,0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3" calcext:value-type="float">
            <text:p>3,00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table:formula="of:=SUM([.G25:.L25])" office:value-type="float" office:value="5.5" calcext:value-type="float">
            <text:p>5,50</text:p>
          </table:table-cell>
          <table:table-cell table:style-name="ce16" table:formula="of:=MIN(20;[.M25]*[.N$7]/[.M$8])" office:value-type="float" office:value="8.30992736077482" calcext:value-type="float">
            <text:p>8,31</text:p>
          </table:table-cell>
          <table:table-cell table:style-name="ce1"/>
          <table:table-cell table:style-name="ce7" office:value-type="float" office:value="0.5" calcext:value-type="float">
            <text:p>0,5</text:p>
          </table:table-cell>
          <table:table-cell table:style-name="ce29" office:value-type="float" office:value="19" calcext:value-type="float">
            <text:p>19</text:p>
          </table:table-cell>
          <table:table-cell table:style-name="ce1" office:value-type="string" calcext:value-type="string">
            <text:p>Abs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n Noté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25:.AA25])" office:value-type="float" office:value="12.5" calcext:value-type="float">
            <text:p>12,5</text:p>
          </table:table-cell>
          <table:table-cell table:style-name="ce16" table:formula="of:=[.AB25]*[.$AC$7]" office:value-type="float" office:value="13.4803921568627" calcext:value-type="float">
            <text:p>13,48</text:p>
          </table:table-cell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3" calcext:value-type="float">
            <text:p>3,0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[.AD25]+[.AE25]+[.AF25]+[.AG25]+[.AH25]" office:value-type="float" office:value="8.5" calcext:value-type="float">
            <text:p>8,50</text:p>
          </table:table-cell>
          <table:table-cell table:style-name="ce16" table:formula="of:=[.AI25]*[.$AJ$7]" office:value-type="float" office:value="9.93846153846154" calcext:value-type="float">
            <text:p>9,9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1" office:value-type="string" calcext:value-type="string">
            <text:p>Mazouz Jenna</text:p>
          </table:table-cell>
          <table:table-cell table:style-name="ce1"/>
          <table:table-cell table:style-name="ce16" office:value-type="string" calcext:value-type="string">
            <text:p>Abs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9" calcext:value-type="float">
            <text:p>9</text:p>
          </table:table-cell>
          <table:table-cell table:style-name="ce16" table:formula="of:=10.5" office:value-type="float" office:value="10.5" calcext:value-type="float">
            <text:p>10,50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office:value-type="float" office:value="4" calcext:value-type="float">
            <text:p>4,00</text:p>
          </table:table-cell>
          <table:table-cell table:style-name="ce16" office:value-type="float" office:value="2" calcext:value-type="float">
            <text:p>2,00</text:p>
          </table:table-cell>
          <table:table-cell table:number-columns-repeated="2" table:style-name="ce16" office:value-type="float" office:value="0" calcext:value-type="float">
            <text:p>0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SUM([.G26:.L26])" office:value-type="float" office:value="9.5" calcext:value-type="float">
            <text:p>9,50</text:p>
          </table:table-cell>
          <table:table-cell table:style-name="ce16" table:formula="of:=MIN(20;[.M26]*[.N$7]/[.M$8])" office:value-type="float" office:value="14.3535108958838" calcext:value-type="float">
            <text:p>14,35</text:p>
          </table:table-cell>
          <table:table-cell table:style-name="ce1"/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on Noté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26:.AA26])" office:value-type="float" office:value="8" calcext:value-type="float">
            <text:p>8</text:p>
          </table:table-cell>
          <table:table-cell table:style-name="ce16" table:formula="of:=[.AB26]*[.$AC$7]" office:value-type="float" office:value="8.62745098039216" calcext:value-type="float">
            <text:p>8,63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office:value-type="float" office:value="2.5" calcext:value-type="float">
            <text:p>2,5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[.AD26]+[.AE26]+[.AF26]+[.AG26]+[.AH26]" office:value-type="float" office:value="8" calcext:value-type="float">
            <text:p>8,00</text:p>
          </table:table-cell>
          <table:table-cell table:style-name="ce16" table:formula="of:=[.AI26]*[.$AJ$7]" office:value-type="float" office:value="9.35384615384615" calcext:value-type="float">
            <text:p>9,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Mebarki Luqman</text:p>
          </table:table-cell>
          <table:table-cell table:style-name="ce1"/>
          <table:table-cell table:style-name="ce16" office:value-type="string" calcext:value-type="string">
            <text:p>Abs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13" calcext:value-type="float">
            <text:p>13</text:p>
          </table:table-cell>
          <table:table-cell table:style-name="ce16" table:formula="of:=15" office:value-type="float" office:value="15" calcext:value-type="float">
            <text:p>15,00</text:p>
          </table:table-cell>
          <table:table-cell table:style-name="ce16" office:value-type="float" office:value="2" calcext:value-type="float">
            <text:p>2,00</text:p>
          </table:table-cell>
          <table:table-cell table:number-columns-repeated="2" table:style-name="ce16" office:value-type="float" office:value="1" calcext:value-type="float">
            <text:p>1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SUM([.G27:.L27])" office:value-type="float" office:value="8" calcext:value-type="float">
            <text:p>8,00</text:p>
          </table:table-cell>
          <table:table-cell table:style-name="ce16" table:formula="of:=MIN(20;[.M27]*[.N$7]/[.M$8])" office:value-type="float" office:value="12.0871670702179" calcext:value-type="float">
            <text:p>12,09</text:p>
          </table:table-cell>
          <table:table-cell table:style-name="ce1"/>
          <table:table-cell table:style-name="ce7"/>
          <table:table-cell table:style-name="ce29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27:.AA27])" office:value-type="float" office:value="14" calcext:value-type="float">
            <text:p>14</text:p>
          </table:table-cell>
          <table:table-cell table:style-name="ce16" table:formula="of:=[.AB27]*[.$AC$7]" office:value-type="float" office:value="15.0980392156863" calcext:value-type="float">
            <text:p>15,10</text:p>
          </table:table-cell>
          <table:table-cell table:number-columns-repeated="7" table:style-name="ce16" office:value-type="string" calcext:value-type="string">
            <text:p>Ab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Menni Insaf</text:p>
          </table:table-cell>
          <table:table-cell table:style-name="ce1"/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7" calcext:value-type="float">
            <text:p>7</text:p>
          </table:table-cell>
          <table:table-cell table:style-name="ce16" office:value-type="float" office:value="9.5" calcext:value-type="float">
            <text:p>9,50</text:p>
          </table:table-cell>
          <table:table-cell table:style-name="ce16" office:value-type="float" office:value="1" calcext:value-type="float">
            <text:p>1,00</text:p>
          </table:table-cell>
          <table:table-cell table:number-columns-repeated="4" table:style-name="ce16" office:value-type="float" office:value="0" calcext:value-type="float">
            <text:p>0,00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table:formula="of:=SUM([.G28:.L28])" office:value-type="float" office:value="2.5" calcext:value-type="float">
            <text:p>2,50</text:p>
          </table:table-cell>
          <table:table-cell table:style-name="ce16" table:formula="of:=MIN(20;[.M28]*[.N$7]/[.M$8])" office:value-type="float" office:value="3.7772397094431" calcext:value-type="float">
            <text:p>3,78</text:p>
          </table:table-cell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29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28:.AA28])" office:value-type="float" office:value="4" calcext:value-type="float">
            <text:p>4</text:p>
          </table:table-cell>
          <table:table-cell table:style-name="ce16" table:formula="of:=[.AB28]*[.$AC$7]" office:value-type="float" office:value="4.31372549019608" calcext:value-type="float">
            <text:p>4,31</text:p>
          </table:table-cell>
          <table:table-cell table:style-name="ce16" office:value-type="float" office:value="3" calcext:value-type="float">
            <text:p>3,00</text:p>
          </table:table-cell>
          <table:table-cell table:number-columns-repeated="2" table:style-name="ce16" office:value-type="float" office:value="0" calcext:value-type="float">
            <text:p>0,00</text:p>
          </table:table-cell>
          <table:table-cell table:number-columns-repeated="2" table:style-name="ce16" office:value-type="float" office:value="2" calcext:value-type="float">
            <text:p>2,00</text:p>
          </table:table-cell>
          <table:table-cell table:style-name="ce16" table:formula="of:=[.AD28]+[.AE28]+[.AF28]+[.AG28]+[.AH28]" office:value-type="float" office:value="7" calcext:value-type="float">
            <text:p>7,00</text:p>
          </table:table-cell>
          <table:table-cell table:style-name="ce16" table:formula="of:=[.AI28]*[.$AJ$7]" office:value-type="float" office:value="8.18461538461539" calcext:value-type="float">
            <text:p>8,18</text:p>
          </table:table-cell>
          <table:table-cell/>
        </table:table-row>
        <table:table-row table:style-name="ro1">
          <table:table-cell table:style-name="ce1" office:value-type="string" calcext:value-type="string">
            <text:p>Mouterfi Ali</text:p>
          </table:table-cell>
          <table:table-cell table:style-name="ce1"/>
          <table:table-cell table:style-name="ce16" office:value-type="string" calcext:value-type="string">
            <text:p>Abs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,00</text:p>
          </table:table-cell>
          <table:table-cell table:number-columns-repeated="2" table:style-name="ce16" office:value-type="float" office:value="2.5" calcext:value-type="float">
            <text:p>2,50</text:p>
          </table:table-cell>
          <table:table-cell table:style-name="ce16" office:value-type="float" office:value="1.5" calcext:value-type="float">
            <text:p>1,50</text:p>
          </table:table-cell>
          <table:table-cell table:number-columns-repeated="2" table:style-name="ce16" office:value-type="float" office:value="0" calcext:value-type="float">
            <text:p>0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SUM([.G29:.L29])" office:value-type="float" office:value="8.5" calcext:value-type="float">
            <text:p>8,50</text:p>
          </table:table-cell>
          <table:table-cell table:style-name="ce16" table:formula="of:=MIN(20;[.M29]*[.N$7]/[.M$8])" office:value-type="float" office:value="12.8426150121065" calcext:value-type="float">
            <text:p>12,84</text:p>
          </table:table-cell>
          <table:table-cell table:style-name="ce1"/>
          <table:table-cell table:style-name="ce7"/>
          <table:table-cell table:style-name="ce29" office:value-type="float" office:value="19" calcext:value-type="float">
            <text:p>19</text:p>
          </table:table-cell>
          <table:table-cell table:style-name="ce1" office:value-type="string" calcext:value-type="string">
            <text:p>Abs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1" table:formula="of:=SUM([.V29:.AA29])" office:value-type="float" office:value="3" calcext:value-type="float">
            <text:p>3</text:p>
          </table:table-cell>
          <table:table-cell table:style-name="ce16" table:formula="of:=[.AB29]*[.$AC$7]" office:value-type="float" office:value="3.23529411764706" calcext:value-type="float">
            <text:p>3,24</text:p>
          </table:table-cell>
          <table:table-cell table:number-columns-repeated="7" table:style-name="ce16" office:value-type="string" calcext:value-type="string">
            <text:p>Abs</text:p>
          </table:table-cell>
          <table:table-cell/>
        </table:table-row>
        <table:table-row table:style-name="ro1">
          <table:table-cell table:style-name="ce1" office:value-type="string" calcext:value-type="string">
            <text:p>Pastour Joevany</text:p>
          </table:table-cell>
          <table:table-cell table:style-name="ce1"/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8.5" calcext:value-type="float">
            <text:p>8,5</text:p>
          </table:table-cell>
          <table:table-cell table:style-name="ce16" office:value-type="float" office:value="11" calcext:value-type="float">
            <text:p>11,0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4" calcext:value-type="float">
            <text:p>4,00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SUM([.G30:.L30])" office:value-type="float" office:value="8.5" calcext:value-type="float">
            <text:p>8,50</text:p>
          </table:table-cell>
          <table:table-cell table:style-name="ce16" table:formula="of:=MIN(20;[.M30]*[.N$7]/[.M$8])" office:value-type="float" office:value="12.8426150121065" calcext:value-type="float">
            <text:p>12,84</text:p>
          </table:table-cell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30:.AA30])" office:value-type="float" office:value="12.5" calcext:value-type="float">
            <text:p>12,5</text:p>
          </table:table-cell>
          <table:table-cell table:style-name="ce16" table:formula="of:=[.AB30]*[.$AC$7]" office:value-type="float" office:value="13.4803921568627" calcext:value-type="float">
            <text:p>13,48</text:p>
          </table:table-cell>
          <table:table-cell table:style-name="ce16" office:value-type="float" office:value="3" calcext:value-type="float">
            <text:p>3,00</text:p>
          </table:table-cell>
          <table:table-cell table:style-name="ce16" office:value-type="float" office:value="4" calcext:value-type="float">
            <text:p>4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[.AD30]+[.AE30]+[.AF30]+[.AG30]+[.AH30]" office:value-type="float" office:value="11.5" calcext:value-type="float">
            <text:p>11,50</text:p>
          </table:table-cell>
          <table:table-cell table:style-name="ce16" table:formula="of:=[.AI30]*[.$AJ$7]" office:value-type="float" office:value="13.4461538461538" calcext:value-type="float">
            <text:p>13,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icot Eva</text:p>
          </table:table-cell>
          <table:table-cell table:style-name="ce1"/>
          <table:table-cell table:number-columns-repeated="2" table:style-name="ce16" office:value-type="float" office:value="0" calcext:value-type="float">
            <text:p>0,00</text:p>
          </table:table-cell>
          <table:table-cell table:style-name="ce1" office:value-type="float" office:value="13.5" calcext:value-type="float">
            <text:p>13,5</text:p>
          </table:table-cell>
          <table:table-cell table:style-name="ce16" table:formula="of:=15.5" office:value-type="float" office:value="15.5" calcext:value-type="float">
            <text:p>15,50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office:value-type="float" office:value="3.5" calcext:value-type="float">
            <text:p>3,50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SUM([.G31:.L31])" office:value-type="float" office:value="9" calcext:value-type="float">
            <text:p>9,00</text:p>
          </table:table-cell>
          <table:table-cell table:style-name="ce16" table:formula="of:=MIN(20;[.M31]*[.N$7]/[.M$8])" office:value-type="float" office:value="13.5980629539952" calcext:value-type="float">
            <text:p>13,60</text:p>
          </table:table-cell>
          <table:table-cell table:style-name="ce1"/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31:.AA31])" office:value-type="float" office:value="12" calcext:value-type="float">
            <text:p>12</text:p>
          </table:table-cell>
          <table:table-cell table:style-name="ce16" table:formula="of:=[.AB31]*[.$AC$7]" office:value-type="float" office:value="12.9411764705882" calcext:value-type="float">
            <text:p>12,94</text:p>
          </table:table-cell>
          <table:table-cell table:number-columns-repeated="2" table:style-name="ce16" office:value-type="float" office:value="2.5" calcext:value-type="float">
            <text:p>2,50</text:p>
          </table:table-cell>
          <table:table-cell table:style-name="ce16" office:value-type="float" office:value="1.5" calcext:value-type="float">
            <text:p>1,50</text:p>
          </table:table-cell>
          <table:table-cell table:number-columns-repeated="2" table:style-name="ce16" office:value-type="float" office:value="2" calcext:value-type="float">
            <text:p>2,00</text:p>
          </table:table-cell>
          <table:table-cell table:style-name="ce16" table:formula="of:=[.AD31]+[.AE31]+[.AF31]+[.AG31]+[.AH31]" office:value-type="float" office:value="10.5" calcext:value-type="float">
            <text:p>10,50</text:p>
          </table:table-cell>
          <table:table-cell table:style-name="ce16" table:formula="of:=[.AI31]*[.$AJ$7]" office:value-type="float" office:value="12.2769230769231" calcext:value-type="float">
            <text:p>12,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Tonta Chanelle</text:p>
          </table:table-cell>
          <table:table-cell table:style-name="ce1"/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12" calcext:value-type="float">
            <text:p>12</text:p>
          </table:table-cell>
          <table:table-cell table:style-name="ce16" table:formula="of:=14" office:value-type="float" office:value="14" calcext:value-type="float">
            <text:p>14,0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3" calcext:value-type="float">
            <text:p>3,0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SUM([.G32:.L32])" office:value-type="float" office:value="8.5" calcext:value-type="float">
            <text:p>8,50</text:p>
          </table:table-cell>
          <table:table-cell table:style-name="ce16" table:formula="of:=MIN(20;[.M32]*[.N$7]/[.M$8])" office:value-type="float" office:value="12.8426150121065" calcext:value-type="float">
            <text:p>12,84</text:p>
          </table:table-cell>
          <table:table-cell table:style-name="ce1"/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32:.AA32])" office:value-type="float" office:value="12" calcext:value-type="float">
            <text:p>12</text:p>
          </table:table-cell>
          <table:table-cell table:style-name="ce16" table:formula="of:=[.AB32]*[.$AC$7]" office:value-type="float" office:value="12.9411764705882" calcext:value-type="float">
            <text:p>12,94</text:p>
          </table:table-cell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2.5" calcext:value-type="float">
            <text:p>2,50</text:p>
          </table:table-cell>
          <table:table-cell table:number-columns-repeated="2" table:style-name="ce16" office:value-type="float" office:value="1.5" calcext:value-type="float">
            <text:p>1,5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[.AD32]+[.AE32]+[.AF32]+[.AG32]+[.AH32]" office:value-type="float" office:value="9.5" calcext:value-type="float">
            <text:p>9,50</text:p>
          </table:table-cell>
          <table:table-cell table:style-name="ce16" table:formula="of:=[.AI32]*[.$AJ$7]" office:value-type="float" office:value="11.1076923076923" calcext:value-type="float">
            <text:p>11,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Vanhoutte Arthur</text:p>
          </table:table-cell>
          <table:table-cell table:style-name="ce1"/>
          <table:table-cell table:style-name="ce16" office:value-type="string" calcext:value-type="string">
            <text:p>Abs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string" calcext:value-type="string">
            <text:p>Abs</text:p>
          </table:table-cell>
          <table:table-cell table:number-columns-repeated="7" table:style-name="ce16" office:value-type="string" calcext:value-type="string">
            <text:p>Abs</text:p>
          </table:table-cell>
          <table:table-cell table:style-name="ce16" table:formula="of:=SUM([.G33:.L33])" office:value-type="float" office:value="0" calcext:value-type="float">
            <text:p>0,00</text:p>
          </table:table-cell>
          <table:table-cell table:style-name="ce16" table:formula="of:=MIN(20;[.M33]*[.N$7]/[.M$8])" office:value-type="float" office:value="0" calcext:value-type="float">
            <text:p>0,00</text:p>
          </table:table-cell>
          <table:table-cell table:style-name="ce1"/>
          <table:table-cell table:style-name="ce7"/>
          <table:table-cell table:style-name="ce29"/>
          <table:table-cell table:number-columns-repeated="11" table:style-name="ce1" office:value-type="string" calcext:value-type="string">
            <text:p>Abs</text:p>
          </table:table-cell>
          <table:table-cell table:number-columns-repeated="8" table:style-name="ce16" office:value-type="string" calcext:value-type="string">
            <text:p>Abs</text:p>
          </table:table-cell>
          <table:table-cell/>
        </table:table-row>
        <table:table-row table:style-name="ro1">
          <table:table-cell table:style-name="ce1" office:value-type="string" calcext:value-type="string">
            <text:p>Vrinceanu Giulia</text:p>
          </table:table-cell>
          <table:table-cell table:style-name="ce1"/>
          <table:table-cell table:style-name="ce16" office:value-type="string" calcext:value-type="string">
            <text:p>Abs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5" calcext:value-type="float">
            <text:p>5</text:p>
          </table:table-cell>
          <table:table-cell table:style-name="ce16" table:formula="of:=7" office:value-type="float" office:value="7" calcext:value-type="float">
            <text:p>7,00</text:p>
          </table:table-cell>
          <table:table-cell table:number-columns-repeated="2" table:style-name="ce16" office:value-type="float" office:value="1.5" calcext:value-type="float">
            <text:p>1,50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SUM([.G34:.L34])" office:value-type="float" office:value="7" calcext:value-type="float">
            <text:p>7,00</text:p>
          </table:table-cell>
          <table:table-cell table:style-name="ce16" table:formula="of:=MIN(20;[.M34]*[.N$7]/[.M$8])" office:value-type="float" office:value="10.5762711864407" calcext:value-type="float">
            <text:p>10,58</text:p>
          </table:table-cell>
          <table:table-cell table:style-name="ce1"/>
          <table:table-cell table:style-name="ce7" office:value-type="float" office:value="1" calcext:value-type="float">
            <text:p>1</text:p>
          </table:table-cell>
          <table:table-cell table:style-name="ce29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34:.AA34])" office:value-type="float" office:value="4.5" calcext:value-type="float">
            <text:p>4,5</text:p>
          </table:table-cell>
          <table:table-cell table:style-name="ce16" table:formula="of:=[.AB34]*[.$AC$7]" office:value-type="float" office:value="4.85294117647059" calcext:value-type="float">
            <text:p>4,85</text:p>
          </table:table-cell>
          <table:table-cell table:style-name="ce16" office:value-type="float" office:value="2.5" calcext:value-type="float">
            <text:p>2,50</text:p>
          </table:table-cell>
          <table:table-cell table:style-name="ce16" office:value-type="float" office:value="4" calcext:value-type="float">
            <text:p>4,00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[.AD34]+[.AE34]+[.AF34]+[.AG34]+[.AH34]" office:value-type="float" office:value="10" calcext:value-type="float">
            <text:p>10,00</text:p>
          </table:table-cell>
          <table:table-cell table:style-name="ce16" table:formula="of:=[.AI34]*[.$AJ$7]" office:value-type="float" office:value="11.6923076923077" calcext:value-type="float">
            <text:p>11,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Zourdani Zakaria</text:p>
          </table:table-cell>
          <table:table-cell table:style-name="ce1"/>
          <table:table-cell table:style-name="ce16" office:value-type="string" calcext:value-type="string">
            <text:p>Abs</text:p>
          </table:table-cell>
          <table:table-cell table:style-name="ce16" office:value-type="float" office:value="0" calcext:value-type="float">
            <text:p>0,00</text:p>
          </table:table-cell>
          <table:table-cell table:style-name="ce1" office:value-type="float" office:value="17" calcext:value-type="float">
            <text:p>17</text:p>
          </table:table-cell>
          <table:table-cell table:style-name="ce16" table:formula="of:=[.E35]*20/17" office:value-type="float" office:value="20" calcext:value-type="float">
            <text:p>20,00</text:p>
          </table:table-cell>
          <table:table-cell table:number-columns-repeated="2" table:style-name="ce16" office:value-type="float" office:value="2" calcext:value-type="float">
            <text:p>2,00</text:p>
          </table:table-cell>
          <table:table-cell table:style-name="ce16" office:value-type="float" office:value="1" calcext:value-type="float">
            <text:p>1,00</text:p>
          </table:table-cell>
          <table:table-cell table:style-name="ce16" office:value-type="float" office:value="3" calcext:value-type="float">
            <text:p>3,00</text:p>
          </table:table-cell>
          <table:table-cell table:style-name="ce16" office:value-type="float" office:value="0" calcext:value-type="float">
            <text:p>0,00</text:p>
          </table:table-cell>
          <table:table-cell table:style-name="ce16" office:value-type="float" office:value="1.5" calcext:value-type="float">
            <text:p>1,50</text:p>
          </table:table-cell>
          <table:table-cell table:style-name="ce16" table:formula="of:=SUM([.G35:.L35])" office:value-type="float" office:value="9.5" calcext:value-type="float">
            <text:p>9,50</text:p>
          </table:table-cell>
          <table:table-cell table:style-name="ce16" table:formula="of:=MIN(20;[.M35]*[.N$7]/[.M$8])" office:value-type="float" office:value="14.3535108958838" calcext:value-type="float">
            <text:p>14,35</text:p>
          </table:table-cell>
          <table:table-cell table:style-name="ce1"/>
          <table:table-cell table:style-name="ce7"/>
          <table:table-cell table:style-name="ce29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Abs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V35:.AA35])" office:value-type="float" office:value="19" calcext:value-type="float">
            <text:p>19</text:p>
          </table:table-cell>
          <table:table-cell table:style-name="ce16" table:formula="of:=[.AB35]*[.$AC$7]" office:value-type="float" office:value="20.4901960784314" calcext:value-type="float">
            <text:p>20,49</text:p>
          </table:table-cell>
          <table:table-cell table:style-name="ce16" office:value-type="float" office:value="3" calcext:value-type="float">
            <text:p>3,00</text:p>
          </table:table-cell>
          <table:table-cell table:style-name="ce16" office:value-type="float" office:value="4" calcext:value-type="float">
            <text:p>4,0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office:value-type="float" office:value="0.5" calcext:value-type="float">
            <text:p>0,50</text:p>
          </table:table-cell>
          <table:table-cell table:style-name="ce16" office:value-type="float" office:value="2" calcext:value-type="float">
            <text:p>2,00</text:p>
          </table:table-cell>
          <table:table-cell table:style-name="ce16" table:formula="of:=[.AD35]+[.AE35]+[.AF35]+[.AG35]+[.AH35]" office:value-type="float" office:value="11.5" calcext:value-type="float">
            <text:p>11,50</text:p>
          </table:table-cell>
          <table:table-cell table:style-name="ce16" table:formula="of:=[.AI35]*[.$AJ$7]" office:value-type="float" office:value="13.4461538461538" calcext:value-type="float">
            <text:p>13,4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40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  <table:database-ranges>
        <table:database-range table:name="__Anonymous_Sheet_DB__0" table:target-range-address="Feuille1.A9:Feuille1.A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6:01:29.620000000</meta:creation-date>
    <meta:generator>LibreOffice/7.5.0.3$Windows_X86_64 LibreOffice_project/c21113d003cd3efa8c53188764377a8272d9d6de</meta:generator>
    <dc:date>2024-05-31T13:50:28.142000000</dc:date>
    <meta:editing-duration>P1DT11H2M17S</meta:editing-duration>
    <meta:editing-cycles>24</meta:editing-cycles>
    <meta:document-statistic meta:table-count="1" meta:cell-count="1023" meta:object-count="0"/>
  </office:meta>
</office:document-meta>
</file>